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-hatch-name="hatch"/>
      <style:paragraph-properties fo:text-align="center" style:justify-single-word="false" fo:hyphenation-ladder-count="no-limit"/>
      <style:text-properties fo:font-size="12pt" fo:font-weight="normal" officeooo:rsid="006f719b" officeooo:paragraph-rsid="00092ae2" style:font-size-asian="10.5pt" style:font-weight-asian="normal" style:font-size-complex="12pt" style:font-weight-complex="normal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P2" style:family="paragraph" style:parent-style-name="Standard">
      <loext:graphic-properties draw:fill-hatch-name="hatch"/>
      <style:paragraph-properties fo:text-align="justify" style:justify-single-word="false" fo:hyphenation-ladder-count="no-limit"/>
      <style:text-properties fo:font-size="12pt" fo:font-weight="normal" officeooo:rsid="000ae408" officeooo:paragraph-rsid="000d5515" style:font-size-asian="10.5pt" style:font-weight-asian="normal" style:font-size-complex="12pt" style:font-weight-complex="normal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P3" style:family="paragraph" style:parent-style-name="Standard">
      <loext:graphic-properties draw:fill-hatch-name="hatch"/>
      <style:paragraph-properties fo:text-align="justify" style:justify-single-word="false" fo:hyphenation-ladder-count="no-limit"/>
      <style:text-properties fo:font-size="12pt" fo:font-weight="normal" officeooo:rsid="0013ae68" officeooo:paragraph-rsid="0013ae68" style:font-size-asian="10.5pt" style:font-weight-asian="normal" style:font-size-complex="12pt" style:font-weight-complex="normal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P4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fo:font-size="12pt" fo:font-weight="normal" officeooo:rsid="0065aaa4" officeooo:paragraph-rsid="001a0018" style:font-size-asian="10.5pt" style:font-weight-asian="normal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fo:font-size="12pt" fo:font-weight="normal" officeooo:rsid="0067876f" officeooo:paragraph-rsid="001bc066" style:font-size-asian="10.5pt" style:font-weight-asian="normal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fo:font-size="12pt" fo:font-weight="normal" officeooo:rsid="0067876f" officeooo:paragraph-rsid="0034601e" style:font-size-asian="10.5pt" style:font-weight-asian="normal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fo:font-size="12pt" fo:font-weight="normal" officeooo:rsid="007aa3e5" officeooo:paragraph-rsid="00341e3a" style:font-size-asian="10.5pt" style:font-weight-asian="normal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fo:font-size="12pt" fo:font-weight="bold" officeooo:rsid="0065aaa4" officeooo:paragraph-rsid="001a0018" style:font-size-asian="10.5pt" style:font-weight-asian="bold" style:font-size-complex="12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 style:master-page-name="">
      <loext:graphic-properties draw:fill-hatch-name="hatch"/>
      <style:paragraph-properties fo:text-align="center" style:justify-single-word="false" fo:hyphenation-ladder-count="no-limit" style:page-number="auto"/>
      <style:text-properties fo:font-size="14pt" fo:font-weight="bold" officeooo:rsid="00099e62" officeooo:paragraph-rsid="00092ae2" style:font-size-asian="12.25pt" style:font-weight-asian="bold" style:font-size-complex="14pt" style:font-weight-complex="bold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P10" style:family="paragraph" style:parent-style-name="Standard">
      <loext:graphic-properties draw:fill-hatch-name="hatch"/>
      <style:paragraph-properties fo:text-align="center" style:justify-single-word="false" fo:hyphenation-ladder-count="no-limit"/>
      <style:text-properties fo:font-size="14pt" fo:font-weight="bold" officeooo:rsid="00099e62" officeooo:paragraph-rsid="00092ae2" style:font-size-asian="12.25pt" style:font-weight-asian="bold" style:font-size-complex="14pt" style:font-weight-complex="bold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P11" style:family="paragraph" style:parent-style-name="Standard">
      <loext:graphic-properties draw:fill-hatch-name="hatch"/>
      <style:paragraph-properties fo:text-align="center" style:justify-single-word="false" fo:hyphenation-ladder-count="no-limit"/>
      <style:text-properties fo:font-size="14pt" fo:font-weight="bold" officeooo:rsid="006f719b" officeooo:paragraph-rsid="00092ae2" style:font-size-asian="12.25pt" style:font-weight-asian="bold" style:font-size-complex="14pt" style:font-weight-complex="bold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P12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officeooo:rsid="0028aafb" officeooo:paragraph-rsid="0028aafb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officeooo:rsid="002be78b" officeooo:paragraph-rsid="002c8a3b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officeooo:rsid="00341e3a" officeooo:paragraph-rsid="00341e3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Liberation Serif" fo:font-size="12pt" fo:language="uk" fo:country="UA" fo:font-weight="normal" officeooo:rsid="007af07f" officeooo:paragraph-rsid="0034601e" style:font-name-asian="Tahoma" style:font-size-asian="10.5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Liberation Serif" fo:font-size="12pt" fo:language="uk" fo:country="UA" fo:font-weight="normal" officeooo:rsid="0060b503" officeooo:paragraph-rsid="0034601e" style:font-name-asian="Tahoma" style:font-size-asian="10.5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Liberation Serif" fo:font-size="12pt" fo:language="uk" fo:country="UA" fo:font-weight="normal" officeooo:rsid="002f2f43" officeooo:paragraph-rsid="0034601e" style:font-name-asian="Tahoma" style:font-size-asian="12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Liberation Serif" fo:font-size="12pt" fo:language="uk" fo:country="UA" fo:font-weight="normal" officeooo:rsid="0036d679" officeooo:paragraph-rsid="0036d679" style:font-name-asian="Tahoma" style:font-size-asian="12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Liberation Serif" fo:font-size="12pt" fo:language="uk" fo:country="UA" fo:font-weight="bold" officeooo:rsid="0060b503" officeooo:paragraph-rsid="0034601e" style:font-name-asian="Tahoma" style:font-size-asian="10.5pt" style:font-weight-asian="bold" style:font-name-complex="Lohit Devanagari1" style:font-size-complex="12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Liberation Serif" fo:font-size="12pt" fo:language="uk" fo:country="UA" fo:font-weight="bold" officeooo:rsid="007af07f" officeooo:paragraph-rsid="0034601e" style:font-name-asian="Tahoma" style:font-size-asian="10.5pt" style:font-weight-asian="bold" style:font-name-complex="Lohit Devanagari1" style:font-size-complex="12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officeooo:rsid="007232e7" officeooo:paragraph-rsid="001d57b2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top="0.499cm" fo:margin-bottom="0cm" style:contextual-spacing="false" fo:text-align="justify" style:justify-single-word="false" fo:hyphenation-ladder-count="no-limit"/>
      <style:text-properties officeooo:rsid="001f119c" officeooo:paragraph-rsid="001f119c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top="0.499cm" fo:margin-bottom="0cm" style:contextual-spacing="false" fo:text-align="justify" style:justify-single-word="false" fo:hyphenation-ladder-count="no-limit"/>
      <style:text-properties officeooo:rsid="00217f61" officeooo:paragraph-rsid="00217f6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L2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Liberation Serif" fo:font-size="12pt" fo:language="uk" fo:country="UA" fo:font-weight="normal" officeooo:rsid="006191c4" officeooo:paragraph-rsid="0034601e" style:font-name-asian="Tahoma" style:font-size-asian="10.5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L2">
      <loext:graphic-properties draw:fill-gradient-name="gradient" draw:fill-hatch-name="hatch"/>
      <style:paragraph-properties fo:text-align="justify" style:justify-single-word="false" fo:hyphenation-ladder-count="no-limit"/>
      <style:text-properties officeooo:paragraph-rsid="0034601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officeooo:rsid="00704996"/>
    </style:style>
    <style:style style:name="T2" style:family="text">
      <style:text-properties officeooo:rsid="0054e2f4"/>
    </style:style>
    <style:style style:name="T3" style:family="text">
      <style:text-properties officeooo:rsid="00092ae2"/>
    </style:style>
    <style:style style:name="T4" style:family="text">
      <style:text-properties officeooo:rsid="000b33a3"/>
    </style:style>
    <style:style style:name="T5" style:family="text">
      <style:text-properties officeooo:rsid="000bc175"/>
    </style:style>
    <style:style style:name="T6" style:family="text">
      <style:text-properties officeooo:rsid="000d5515"/>
    </style:style>
    <style:style style:name="T7" style:family="text">
      <style:text-properties officeooo:rsid="000f1903"/>
    </style:style>
    <style:style style:name="T8" style:family="text">
      <style:text-properties officeooo:rsid="0010c3ea"/>
    </style:style>
    <style:style style:name="T9" style:family="text">
      <style:text-properties officeooo:rsid="0010ead0"/>
    </style:style>
    <style:style style:name="T10" style:family="text">
      <style:text-properties officeooo:rsid="0012d9b3"/>
    </style:style>
    <style:style style:name="T11" style:family="text">
      <style:text-properties officeooo:rsid="0013ae68"/>
    </style:style>
    <style:style style:name="T12" style:family="text">
      <style:text-properties style:font-name="Liberation Serif" style:font-name-asian="Tahoma" style:font-name-complex="Lohit Devanagari1"/>
    </style:style>
    <style:style style:name="T13" style:family="text">
      <style:text-properties style:font-name="Liberation Serif" style:font-name-asian="Liberation Sans" style:font-name-complex="Liberation Sans"/>
    </style:style>
    <style:style style:name="T14" style:family="text">
      <style:text-properties style:font-name="Liberation Serif" fo:font-size="12pt" officeooo:rsid="002f2f43" style:font-name-asian="Tahoma" style:font-size-asian="12pt" style:font-name-complex="Lohit Devanagari1" style:font-size-complex="12pt"/>
    </style:style>
    <style:style style:name="T15" style:family="text">
      <style:text-properties style:font-name="Liberation Serif" fo:font-size="12pt" fo:language="uk" fo:country="UA" fo:font-weight="normal" officeooo:rsid="006191c4" style:font-name-asian="Tahoma" style:font-size-asian="10.5pt" style:font-weight-asian="normal" style:font-name-complex="Lohit Devanagari1" style:font-size-complex="12pt" style:font-weight-complex="normal"/>
    </style:style>
    <style:style style:name="T16" style:family="text">
      <style:text-properties style:font-name="Liberation Serif" fo:font-size="12pt" fo:language="uk" fo:country="UA" fo:font-weight="normal" officeooo:rsid="007b52fa" style:font-name-asian="Tahoma" style:font-size-asian="10.5pt" style:font-weight-asian="normal" style:font-name-complex="Lohit Devanagari1" style:font-size-complex="12pt" style:font-weight-complex="normal"/>
    </style:style>
    <style:style style:name="T17" style:family="text">
      <style:text-properties officeooo:rsid="001617c5"/>
    </style:style>
    <style:style style:name="T18" style:family="text">
      <style:text-properties officeooo:rsid="00174205"/>
    </style:style>
    <style:style style:name="T19" style:family="text">
      <style:text-properties officeooo:rsid="00188745"/>
    </style:style>
    <style:style style:name="T20" style:family="text">
      <style:text-properties officeooo:rsid="0018cc6e"/>
    </style:style>
    <style:style style:name="T21" style:family="text">
      <style:text-properties style:font-name="Liberation Mono" fo:font-size="10pt" style:font-size-asian="10pt" style:font-size-complex="10pt"/>
    </style:style>
    <style:style style:name="T22" style:family="text">
      <style:text-properties style:font-name="Liberation Mono" fo:font-size="10pt" officeooo:rsid="0018cc6e" style:font-size-asian="10pt" style:font-size-complex="10pt"/>
    </style:style>
    <style:style style:name="T23" style:family="text">
      <style:text-properties officeooo:rsid="007232e7"/>
    </style:style>
    <style:style style:name="T24" style:family="text">
      <style:text-properties officeooo:rsid="001bc066"/>
    </style:style>
    <style:style style:name="T25" style:family="text">
      <style:text-properties officeooo:rsid="007315c6"/>
    </style:style>
    <style:style style:name="T26" style:family="text">
      <style:text-properties officeooo:rsid="001d57b2"/>
    </style:style>
    <style:style style:name="T27" style:family="text">
      <style:text-properties officeooo:rsid="001f119c"/>
    </style:style>
    <style:style style:name="T28" style:family="text">
      <style:text-properties officeooo:rsid="0020fa4b"/>
    </style:style>
    <style:style style:name="T29" style:family="text">
      <style:text-properties officeooo:rsid="002324ee"/>
    </style:style>
    <style:style style:name="T30" style:family="text">
      <style:text-properties officeooo:rsid="00247604"/>
    </style:style>
    <style:style style:name="T31" style:family="text">
      <style:text-properties officeooo:rsid="00262343"/>
    </style:style>
    <style:style style:name="T32" style:family="text">
      <style:text-properties officeooo:rsid="0026fe4c"/>
    </style:style>
    <style:style style:name="T33" style:family="text">
      <style:text-properties officeooo:rsid="007b52fa"/>
    </style:style>
    <style:style style:name="T34" style:family="text">
      <style:text-properties officeooo:rsid="006857e4"/>
    </style:style>
    <style:style style:name="T35" style:family="text">
      <style:text-properties officeooo:rsid="0099e327"/>
    </style:style>
    <style:style style:name="T36" style:family="text">
      <style:text-properties officeooo:rsid="0036424a"/>
    </style:style>
    <style:style style:name="T37" style:family="text">
      <style:text-properties officeooo:rsid="0036d679"/>
    </style:style>
    <style:style style:name="T38" style:family="text">
      <style:text-properties officeooo:rsid="003851f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Мережеве</text:span> програмування в середовищі Unix</text:p>
      <text:p text:style-name="P10">Лабораторна робота №<text:span text:style-name="T3">4</text:span></text:p>
      <text:p text:style-name="P11">TCP <text:span text:style-name="T1">к</text:span>лієнт-сервер <text:span text:style-name="T36">з мультиплексуванням введення-виведення</text:span></text:p>
      <text:p text:style-name="P1"/>
      <text:p text:style-name="P2">Для <text:span text:style-name="T4">реалізації </text:span>одночасної комунікації з кількома клієнтами <text:span text:style-name="T5">в одному сервері </text:span>можна створювати додаткові процеси <text:span text:style-name="T5">та/</text:span>або потоки, але це є перекладання <text:span text:style-name="T4">реалізації цієї</text:span> одночасної комунікації на ядро. Ядро планує виконання процесів <text:span text:style-name="T4">або </text:span>потоків <text:span text:style-name="T4">(залежить від реалізації підтримки багатопотокових програм, наприклад, планувальник у режимі N:1 мультиплексує виконання потоків </text:span><text:span text:style-name="T5">користувача</text:span><text:span text:style-name="T4"> в контексті одного процесу)</text:span>. <text:span text:style-name="T4">Зрозуміло, що створення додаткових процесів </text:span><text:span text:style-name="T5">та/</text:span><text:span text:style-name="T4">або потоків дозволяє використовувати кілька процесорів у системі, </text:span><text:span text:style-name="T5">але наявних процесорів може бути значно менше </text:span><text:span text:style-name="T8">кількості </text:span><text:span text:style-name="T5">клієнтів, з якими необхідно комунік</text:span><text:span text:style-name="T17">увати</text:span><text:span text:style-name="T5">. Також система може мати невелику кількість мережевих інтерфейсів у порівнянні з кількістю клієнтів, а один мережевий інтерфейс одночасно не може приймати або відправляти дані необмеженої кількості мережевих з’єднань, часто мережевий інтерфейс дозволяє відправляти та приймати тільки один пакет </text:span><text:span text:style-name="T9">за раз</text:span><text:span text:style-name="T5">. </text:span><text:span text:style-name="T6">Можна сказати, що «одночасна комунікація з кількома клієнтами» є умовною, у комп’ютері одночасно або паралельно працюють процесори, більшість пристроїв, </text:span><text:span text:style-name="T7">які виконують різноманітні введення-виведення, можуть виконувати свої завдання асинхронно (самостійно) </text:span><text:span text:style-name="T9">по відношенню до процесора</text:span><text:span text:style-name="T7">, але розмір їх буферів обмежений. </text:span><text:span text:style-name="T10">Нескінченно розпаралелюва</text:span><text:span text:style-name="T17">ти введення-виведення в сервері</text:span><text:span text:style-name="T10"> шляхом створення процесів та/або потоків </text:span><text:span text:style-name="T11">не має сенсу</text:span><text:span text:style-name="T10">, таке масштабування </text:span><text:span text:style-name="T11">може </text:span><text:span text:style-name="T10">призве</text:span><text:span text:style-name="T11">сти</text:span><text:span text:style-name="T10"> до зниження продуктивності всієї системи.</text:span></text:p>
      <text:p text:style-name="P2"/>
      <text:p text:style-name="P3">Мультиплексування введення-виведення <text:span text:style-name="T13">–</text:span><text:span text:style-name="T12"> </text:span>це спосіб пасивного очікування можливості виконання потрібних дій (введення та/або виведення) відразу для кількох дескрипторів файлів. <text:span text:style-name="T17">Я</text:span>кщо хоча б для одного із вказаних дескрипторів файлів можна виконати потрібну дію, тоді програма отримує цю інформацію. Хоча мультиплексування визначається для введення-виведення, цей спосіб також використовується для отримання інформації про статус виконання раніше розпочатих дій з дескрипторами файлів. <text:span text:style-name="T17">Мультиплексування введення-виведення можна комбінувати зі створенням додаткових процесів та/або потоків, оскільки мультиплексування введення-виведення фізично не розпаралелює введення-виведення в сервері.</text:span></text:p>
      <text:p text:style-name="P3"/>
      <text:p text:style-name="P3">Ця лабораторна робота присвячена практичному використанню функцій POSIX<text:span text:style-name="T18"> </text:span>для <text:span text:style-name="T18">мультиплексування введення-виведення</text:span>. Завдання полягає в розробці <text:span text:style-name="T18">однопотокового сервера, який дозволяє </text:span><text:span text:style-name="T27">одночасно </text:span><text:span text:style-name="T18">працювати з кількома клієнтами </text:span><text:span text:style-name="T27">за допомогою мультиплексування введення-виведення, </text:span><text:span text:style-name="T18">використовуюч</text:span><text:span text:style-name="T27">и</text:span><text:span text:style-name="T18"> користувальницький протокол, </text:span><text:span text:style-name="T19">визначений</text:span><text:span text:style-name="T18"> </text:span><text:span text:style-name="T19">в</text:span><text:span text:style-name="T18"> лаборатор</text:span><text:span text:style-name="T19">ній</text:span><text:span text:style-name="T18"> робот</text:span><text:span text:style-name="T19">і</text:span><text:span text:style-name="T18"> </text:span><text:span text:style-name="T19">№</text:span><text:span text:style-name="T18">3.</text:span></text:p>
      <text:p text:style-name="P3"/>
      <text:p text:style-name="P8">Завдання на роботу</text:p>
      <text:p text:style-name="P4"/>
      <text:p text:style-name="P5">Розробити <text:span text:style-name="T24">однопотоковий</text:span><text:span text:style-name="T23"> сервер</text:span>, як<text:span text:style-name="T28">ий </text:span>викону<text:span text:style-name="T24">є</text:span> наступне:</text:p>
      <text:p text:style-name="P5"/>
      <text:list text:style-name="L1">
        <text:list-item>
          <text:p text:style-name="P21"><text:span text:style-name="T25">С</text:span>ервер підтриму<text:span text:style-name="T25">є</text:span> аргументи командного рядка, <text:span text:style-name="T26">визначені в лабораторній роботі №3. Також сервер підтримує аргумент командного рядка, який визначає максимальну кількість клієнтів, з якими сервер може одночасно працювати. </text:span><text:span text:style-name="T31">Сервер не приймає нові TCP з’єднання після досягнення цього значення.</text:span></text:p>
        </text:list-item>
        <text:list-item>
          <text:p text:style-name="P22">Сервер працює з клієнтами відповідно до користувальницького протоколу, визначеного в лабораторній роботі №3.</text:p>
        </text:list-item>
        <text:list-item>
          <text:p text:style-name="P22">Сервер <text:span text:style-name="T28">дозволяє </text:span><text:span text:style-name="T32">одночасно </text:span><text:span text:style-name="T28">працювати з кількома клієнтами за допомогою мультиплексування</text:span> введення-виведення. <text:span text:style-name="T28">Сервер</text:span> послугову<text:span text:style-name="T28">ється</text:span> системними викликами <text:span text:style-name="T21">select()</text:span> або <text:span text:style-name="T21">poll()</text:span> <text:span text:style-name="T28">для мультиплексування введення-виведення.</text:span></text:p>
        </text:list-item>
        <text:list-item>
          <text:p text:style-name="P23"><text:soft-page-break/>Кількість даних, як<text:span text:style-name="T29">і</text:span> сервер зчитує або відправляє одному клієнту під час виконання введення-виведення з ним, треба обмежити. <text:span text:style-name="T29">Ця кількість задається в коді сервера константою, яка може мати значення 1 байт та більше. Тобто, якщо сервер отримав інформацію від ядра про можливість виконати введення або виведення для якогось дескриптора файл</text:span><text:span text:style-name="T30">у</text:span><text:span text:style-name="T29"> сокета, тоді сервер</text:span><text:span text:style-name="T30">у дозволено</text:span><text:span text:style-name="T29"> відправити або отримати даних </text:span><text:span text:style-name="T30">розміром </text:span><text:span text:style-name="T29">не більше вказаної константи. </text:span><text:span text:style-name="T30">Це обмеження </text:span><text:span text:style-name="T37">дає змогу</text:span><text:span text:style-name="T30"> </text:span><text:span text:style-name="T32">майже </text:span><text:span text:style-name="T30">порівну розподіляти час роботи сервера для кожного клієнта, який потребує комунікації. Також невеликі значення цієї константи дозволяють імітувати проблеми з мережею та </text:span><text:span text:style-name="T31">частково </text:span><text:span text:style-name="T32">імітувати </text:span><text:span text:style-name="T30">різну поведінку клієнтів.</text:span></text:p>
        </text:list-item>
      </text:list>
      <text:p text:style-name="P12"/>
      <text:p text:style-name="P7">Сервер не має завершувати своє виконання у випадку виникнення несистемної помилки.</text:p>
      <text:p text:style-name="P13"/>
      <text:p text:style-name="P14">Рекомендації для сервера такі самі, які були дані в лабораторній роботі №3.</text:p>
      <text:p text:style-name="P13"><text:span text:style-name="T14"/></text:p>
      <text:p text:style-name="P19">Звіт</text:p>
      <text:p text:style-name="P16"/>
      <text:list text:style-name="L2">
        <text:list-item>
          <text:p text:style-name="P25"><text:span text:style-name="T15">Опис розроблен</text:span><text:span text:style-name="T16">их </text:span><text:span text:style-name="T15">програм (за бажанням).</text:span></text:p>
        </text:list-item>
        <text:list-item>
          <text:p text:style-name="P24">Лістинг розроблен<text:span text:style-name="T33">их</text:span> програм.</text:p>
        </text:list-item>
        <text:list-item>
          <text:p text:style-name="P24">Приклади <text:span text:style-name="T34">використання </text:span>розроблен<text:span text:style-name="T33">их</text:span> програм.</text:p>
        </text:list-item>
      </text:list>
      <text:p text:style-name="P6"/>
      <text:p text:style-name="P20">Літерат<text:span text:style-name="T35">у</text:span>ра</text:p>
      <text:p text:style-name="P15"/>
      <text:p text:style-name="P17">Література надана у вступі до лекцій.</text:p>
      <text:p text:style-name="P17"/>
      <text:p text:style-name="P18">Лекції 1, 2, 3, 4, 6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8:39:14.337160714</meta:creation-date>
    <meta:generator>LibreOffice/24.2.2.1$Linux_X86_64 LibreOffice_project/420$Build-1</meta:generator>
    <dc:date>2024-05-02T12:31:01.185684070</dc:date>
    <meta:editing-duration>PT2H42M32S</meta:editing-duration>
    <meta:editing-cycles>46</meta:editing-cycles>
    <meta:document-statistic meta:table-count="0" meta:image-count="0" meta:object-count="0" meta:page-count="2" meta:paragraph-count="21" meta:word-count="532" meta:character-count="4291" meta:non-whitespace-character-count="3786"/>
  </office:meta>
</office:document-meta>
</file>